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Gill Sans MT_CCJU1" svg:font-family="'Gill Sans MT_CCJU'"/>
    <style:font-face style:name="StarSymbol" svg:font-family="StarSymbol"/>
    <style:font-face style:name="Tahoma1" svg:font-family="Tahoma"/>
    <style:font-face style:name="Arial1" svg:font-family="Arial" style:font-family-generic="swiss"/>
    <style:font-face style:name="Gill Sans MT_CCJU" svg:font-family="'Gill Sans MT_CCJU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2" svg:font-family="'Gill Sans MT_CCJU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671cm" table:align="margins"/>
    </style:style>
    <style:style style:name="Tableau1.A" style:family="table-column">
      <style:table-column-properties style:column-width="3.268cm" style:rel-column-width="12852*"/>
    </style:style>
    <style:style style:name="Tableau1.B" style:family="table-column">
      <style:table-column-properties style:column-width="13.402cm" style:rel-column-width="52683*"/>
    </style:style>
    <style:style style:name="Tableau1.A1" style:family="table-cell">
      <style:table-cell-properties fo:padding="0.097cm" fo:border="none"/>
    </style:style>
    <style:style style:name="P1" style:family="paragraph" style:parent-style-name="Header">
      <style:text-properties style:font-name="Gill Sans MT_CCJU" fo:font-size="10pt" style:font-size-asian="10pt" style:font-size-complex="10pt"/>
    </style:style>
    <style:style style:name="P2" style:family="paragraph" style:parent-style-name="Standard">
      <style:text-properties style:font-name="Gill Sans MT_CCJU2" fo:font-size="11pt" style:font-size-asian="11pt" style:font-size-complex="11pt"/>
    </style:style>
    <style:style style:name="P3" style:family="paragraph" style:parent-style-name="Standard">
      <style:text-properties style:font-name="Arial" fo:font-size="9pt" style:font-size-asian="9pt" style:font-size-complex="9pt"/>
    </style:style>
    <style:style style:name="P4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fo:color="#000000" style:font-name="Gill Sans MT_CCJU2" fo:font-size="8pt" fo:font-style="normal" fo:font-weight="normal" style:font-name-asian="Arial1" style:font-size-asian="8pt" style:font-style-asian="normal" style:font-weight-asian="normal" style:font-name-complex="Arial1" style:font-size-complex="8pt" style:font-style-complex="normal" style:font-weight-complex="normal"/>
    </style:style>
    <style:style style:name="P5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6.376cm"/>
          <style:tab-stop style:position="16.981cm" style:type="right"/>
        </style:tab-stops>
        <style:background-image/>
      </style:paragraph-properties>
      <style:text-properties fo:color="#000000" style:font-name="Gill Sans MT_CCJU2" fo:font-size="10pt" fo:font-style="normal" style:text-underline-style="solid" style:text-underline-width="auto" style:text-underline-color="font-color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6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6.376cm"/>
          <style:tab-stop style:position="16.981cm" style:type="right"/>
        </style:tab-stops>
        <style:background-image/>
      </style:paragraph-properties>
      <style:text-properties fo:color="#000000" style:font-name="Gill Sans MT_CCJU2" fo:font-size="10pt" fo:font-style="normal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7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fo:color="#000000" style:font-name="Arial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8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style:font-name="Gill Sans MT_CCJU2" fo:font-size="11pt" style:font-size-asian="11pt" style:font-size-complex="11pt"/>
    </style:style>
    <style:style style:name="P9" style:family="paragraph" style:parent-style-name="Standard">
      <style:paragraph-properties fo:text-align="start" style:justify-single-word="false"/>
      <style:text-properties style:font-name="Gill Sans MT_CCJU2" fo:font-size="11pt" style:font-size-asian="11pt" style:font-size-complex="11pt"/>
    </style:style>
    <style:style style:name="P10" style:family="paragraph" style:parent-style-name="Standard" style:master-page-name="First_20_Page">
      <style:paragraph-properties style:page-number="auto" fo:break-before="auto" fo:break-after="auto"/>
      <style:text-properties style:font-name="Gill Sans MT_CCJU2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11" style:family="paragraph" style:parent-style-name="Text_20_body">
      <style:text-properties style:font-name="Gill Sans MT_CCJU2" fo:font-size="11pt" style:font-size-asian="11pt" style:font-size-complex="11pt"/>
    </style:style>
    <style:style style:name="P12" style:family="paragraph">
      <style:paragraph-properties fo:text-align="center"/>
    </style:style>
    <style:style style:name="T1" style:family="text">
      <style:text-properties style:font-name="Gill Sans MT_CCJU" fo:font-size="10pt" style:font-size-asian="10pt" style:font-size-complex="10pt"/>
    </style:style>
    <style:style style:name="T2" style:family="text">
      <style:text-properties fo:color="#000000" style:font-name="Gill Sans MT_CCJU1" fo:font-style="normal" fo:font-weight="normal" style:font-name-asian="Arial1" style:font-style-asian="normal" style:font-weight-asian="normal" style:font-name-complex="Arial1" style:font-style-complex="normal" style:font-weight-complex="normal"/>
    </style:style>
    <style:style style:name="T3" style:family="text">
      <style:text-properties style:text-underline-style="none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%#include PCheader#%</text:p>
      <text:p text:style-name="P2"/>
      <text:p text:style-name="P2"/>
      <text:p text:style-name="P2"/>
      <text:p text:style-name="P2">%=POLITESSE=%<text:line-break/></text:p>
      <text:p text:style-name="P2">%=INTRO=%</text:p>
      <text:p text:style-name="P2"/>
      <text:p text:style-name="P11">%=SALUTATIONS=%</text:p>
      <text:p text:style-name="P9"/>
      <text:p text:style-name="P2"/>
      <text:p text:style-name="P2"><text:tab/><text:tab/><text:tab/><text:tab/><text:tab/><text:tab/><text:tab/><text:tab/><text:tab/><text:tab/><text:span text:style-name="T2">%#include PCsignature#%</text:span></text:p>
      <text:p text:style-name="P2"/>
      <text:p text:style-name="P8">%=pushToEnd()=%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5">%=ANNEXE=%<text:span text:style-name="T3">:</text:span></text:p>
          </table:table-cell>
          <table:table-cell table:style-name="Tableau1.A1" office:value-type="string">
            <text:p text:style-name="P6">%=ANNEXE_MENT=%</text:p>
          </table:table-cell>
        </table:table-row>
      </table:table>
      <text:p text:style-name="P7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Gill Sans MT_CCJU1" svg:font-family="'Gill Sans MT_CCJU'"/>
    <style:font-face style:name="StarSymbol" svg:font-family="StarSymbol"/>
    <style:font-face style:name="Tahoma1" svg:font-family="Tahoma"/>
    <style:font-face style:name="Arial1" svg:font-family="Arial" style:font-family-generic="swiss"/>
    <style:font-face style:name="Gill Sans MT_CCJU" svg:font-family="'Gill Sans MT_CCJU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2" svg:font-family="'Gill Sans MT_CCJU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keep-together="auto" style:page-number="auto" fo:keep-with-next="auto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Gill Sans MT_CCJU" fo:font-size="10pt" style:font-size-asian="10pt" style:font-size-complex="10pt"/>
    </style:style>
    <style:style style:name="MP2" style:family="paragraph">
      <style:paragraph-properties fo:text-align="center"/>
    </style:style>
    <style:style style:name="MP3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fo:color="#000000" style:font-name="Gill Sans MT_CCJU2" fo:font-size="8pt" fo:font-style="normal" fo:font-weight="normal" style:font-name-asian="Arial1" style:font-size-asian="8pt" style:font-style-asian="normal" style:font-weight-asian="normal" style:font-name-complex="Arial1" style:font-size-complex="8pt" style:font-style-complex="normal" style:font-weight-complex="normal"/>
    </style:style>
    <style:style style:name="MT1" style:family="text">
      <style:text-properties style:font-name="Gill Sans MT_CCJU" fo:font-size="10pt" style:font-size-asian="10pt" style:font-size-complex="10pt"/>
    </style:style>
    <style:style style:name="M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0.999cm" fo:page-height="29.699cm" style:num-format="1" style:print-orientation="portrait" fo:margin-top="0.661cm" fo:margin-bottom="0.647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0.101cm" fo:margin-bottom="1.499cm" fo:margin-left="2.35cm" fo:margin-right="1.98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text:span text:style-name="MT1">%=NO_DECISION=% <text:s/>%=DECISION_DU=%<text:tab/><text:tab/>Page </text:span><text:span text:style-name="MT1"><text:page-number text:select-page="current"/></text:span><text:line-break/><text:span text:style-name="MT1">%=NSS=%<text:tab/>%=AYANT_DROIT=% </text:span></text:p>
        <text:p text:style-name="MP1"><draw:line text:anchor-type="paragraph" draw:z-index="0" draw:style-name="Mgr1" draw:text-style-name="MP2" svg:x1="0.093cm" svg:y1="0.206cm" svg:x2="16.973cm" svg:y2="0.206cm"><text:p/></draw:line></text:p>
      </style:header>
      <style:footer>
        <text:p text:style-name="MP3">Cette décision comporte %=docPageCount()=% pages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11-02-09T14:04:13</meta:creation-date>
    <dc:date>2012-09-24T13:00:59.92</dc:date>
    <meta:print-date>2011-02-22T10:58:36</meta:print-date>
    <meta:editing-cycles>83</meta:editing-cycles>
    <meta:editing-duration>P1DT2H17M21S</meta:editing-duration>
    <meta:document-statistic meta:table-count="1" meta:image-count="0" meta:object-count="0" meta:page-count="1" meta:paragraph-count="10" meta:word-count="20" meta:character-count="245"/>
    <dc:creator>Sébastien Chèvre</dc:creator>
    <meta:user-defined meta:name="Info 1"/>
    <meta:user-defined meta:name="Info 2"/>
    <meta:user-defined meta:name="Info 3"/>
    <meta:user-defined meta:name="Info 4"/>
  </office:meta>
</office:document-meta>
</file>